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7100003F3D00002B43219B3C9C.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2.429cm" style:rel-column-width="9362*"/>
    </style:style>
    <style:style style:name="Tabla1.G" style:family="table-column">
      <style:table-column-properties style:column-width="2.429cm" style:rel-column-width="9363*"/>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G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style:font-name="Arial" fo:font-size="7pt" style:font-size-asian="7pt" style:font-size-complex="7pt"/>
    </style:style>
    <style:style style:name="P2" style:family="paragraph" style:parent-style-name="Table_20_Contents">
      <style:paragraph-properties fo:margin-top="0cm" fo:margin-bottom="0cm" fo:text-align="justify" style:justify-single-word="false" style:shadow="none"/>
      <style:text-properties style:font-name="Arial" fo:font-size="8pt" style:font-size-asian="8pt" style:font-size-complex="8pt"/>
    </style:style>
    <style:style style:name="P3" style:family="paragraph" style:parent-style-name="Normal_20__28_Web_29_">
      <style:paragraph-properties fo:margin-top="0.101cm" fo:margin-bottom="0.101cm" style:shadow="none"/>
      <style:text-properties style:font-name="Arial" fo:font-size="10pt" style:font-size-asian="10pt" style:font-name-complex="Arial" style:font-size-complex="10pt"/>
    </style:style>
    <style:style style:name="P4" style:family="paragraph" style:parent-style-name="Standard">
      <style:paragraph-properties fo:margin-top="0.101cm" fo:margin-bottom="0.101cm" style:shadow="none"/>
      <style:text-properties style:font-name="Arial" fo:font-size="10pt" style:font-size-asian="10pt" style:font-size-complex="10pt"/>
    </style:style>
    <style:style style:name="P5" style:family="paragraph" style:parent-style-name="Standard">
      <style:paragraph-properties fo:margin-top="0.101cm" fo:margin-bottom="0.101cm" fo:text-align="justify" style:justify-single-word="false" style:shadow="none"/>
      <style:text-properties style:font-name="Arial" fo:font-size="10pt" style:font-size-asian="10pt" style:font-size-complex="10pt"/>
    </style:style>
    <style:style style:name="P6" style:family="paragraph" style:parent-style-name="Standard">
      <style:paragraph-properties fo:margin-top="0.101cm" fo:margin-bottom="0.101cm" fo:text-align="center" style:justify-single-word="false" style:shadow="none"/>
      <style:text-properties style:font-name="Arial" fo:font-size="10pt" style:font-size-asian="10pt" style:font-name-complex="Arial" style:font-size-complex="10pt"/>
    </style:style>
    <style:style style:name="P7" style:family="paragraph" style:parent-style-name="Standard">
      <style:paragraph-properties fo:margin-top="0.101cm" fo:margin-bottom="0.101cm" style:shadow="non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margin-left="0cm" fo:margin-right="0cm" fo:margin-top="0.101cm" fo:margin-bottom="0.101cm" fo:text-align="justify" style:justify-single-word="false" fo:text-indent="0cm" style:auto-text-indent="false" style:shadow="none"/>
      <style:text-properties style:font-name="Arial" fo:font-size="10pt" fo:font-style="normal" style:font-size-asian="10pt" style:font-style-asian="normal" style:font-size-complex="10pt" style:font-style-complex="normal"/>
    </style:style>
    <style:style style:name="P9" style:family="paragraph" style:parent-style-name="Standard">
      <style:paragraph-properties fo:margin-left="0cm" fo:margin-right="0cm" fo:margin-top="0.101cm" fo:margin-bottom="0.101cm" fo:text-align="justify" style:justify-single-word="false" fo:text-indent="0cm" style:auto-text-indent="false" style:shadow="none"/>
      <style:text-properties style:font-name="Arial" fo:font-size="12pt" fo:font-weight="bold" style:font-size-asian="12pt" style:font-weight-asian="bold" style:font-size-complex="12pt" style:font-weight-complex="bold"/>
    </style:style>
    <style:style style:name="P10" style:family="paragraph" style:parent-style-name="Standard">
      <style:text-properties style:font-name="Arial" fo:font-size="10pt" style:font-size-asian="10pt" style:font-size-complex="10pt"/>
    </style:style>
    <style:style style:name="P11" style:family="paragraph" style:parent-style-name="Standard">
      <style:paragraph-properties fo:margin-left="1.249cm" fo:margin-right="0cm" fo:margin-top="0.101cm" fo:margin-bottom="0.101cm" fo:text-align="justify" style:justify-single-word="false" fo:text-indent="0cm" style:auto-text-indent="false" style:shadow="none"/>
      <style:text-properties style:font-name="Arial" fo:font-size="10pt" fo:font-weight="bold" style:font-size-asian="10pt" style:font-weight-asian="bold" style:font-size-complex="10pt"/>
    </style:style>
    <style:style style:name="P12" style:family="paragraph" style:parent-style-name="Standard">
      <style:paragraph-properties fo:padding="0cm" fo:border-left="none" fo:border-right="none" fo:border-top="none" fo:border-bottom="0.018cm solid #000000" style:shadow="none"/>
      <style:text-properties style:font-name="Arial" fo:font-size="14pt" fo:font-weight="bold" style:font-size-asian="14pt" style:font-weight-asian="bold" style:font-size-complex="14pt" style:font-weight-complex="bold"/>
    </style:style>
    <style:style style:name="P13" style:family="paragraph" style:parent-style-name="Standard">
      <style:paragraph-properties fo:margin-left="1.251cm" fo:margin-right="0cm" fo:margin-top="0.101cm" fo:margin-bottom="0.101cm" fo:text-indent="0cm" style:auto-text-indent="false" style:shadow="none"/>
      <style:text-properties style:font-name="Arial" fo:font-size="10pt" style:font-size-asian="10pt" style:font-size-complex="10pt"/>
    </style:style>
    <style:style style:name="P14" style:family="paragraph" style:parent-style-name="Standard">
      <style:paragraph-properties fo:margin-left="1.251cm" fo:margin-right="0cm" fo:margin-top="0.101cm" fo:margin-bottom="0.101cm" fo:text-align="justify" style:justify-single-word="false" fo:text-indent="0cm" style:auto-text-indent="false" style:shadow="none"/>
      <style:text-properties style:font-name="Arial" fo:font-size="10pt" style:font-size-asian="10pt" style:font-size-complex="10pt"/>
    </style:style>
    <style:style style:name="P15" style:family="paragraph" style:parent-style-name="Standard" style:list-style-name="WW8Num4">
      <style:paragraph-properties fo:margin-top="0.101cm" fo:margin-bottom="0.101cm" fo:text-align="justify" style:justify-single-word="false" style:shadow="none"/>
      <style:text-properties style:font-name="Arial" fo:font-size="10pt" style:font-size-asian="10pt" style:font-size-complex="10pt"/>
    </style:style>
    <style:style style:name="P16" style:family="paragraph" style:parent-style-name="Standard" style:list-style-name="L1">
      <style:paragraph-properties fo:margin-top="0.101cm" fo:margin-bottom="0.101cm" fo:text-align="justify" style:justify-single-word="false" style:shadow="none"/>
      <style:text-properties style:font-name="Arial" fo:font-size="10pt" style:font-size-asian="10pt" style:font-size-complex="10pt"/>
    </style:style>
    <style:style style:name="P17" style:family="paragraph" style:parent-style-name="Standard">
      <style:paragraph-properties fo:margin-left="1.249cm" fo:margin-right="0cm" fo:margin-top="0.101cm" fo:margin-bottom="0.101cm" fo:text-align="justify" style:justify-single-word="false" fo:text-indent="0cm" style:auto-text-indent="false" style:shadow="none"/>
      <style:text-properties style:font-name="Arial" fo:font-size="10pt" fo:font-weight="bold" style:font-size-asian="10pt" style:font-weight-asian="bold" style:font-size-complex="10pt"/>
    </style:style>
    <style:style style:name="P18" style:family="paragraph" style:parent-style-name="Standard" style:list-style-name="L2">
      <style:paragraph-properties fo:margin-left="0cm" fo:margin-right="0cm" fo:margin-top="0.101cm" fo:margin-bottom="0.101cm" fo:text-align="justify" style:justify-single-word="false" fo:text-indent="0cm" style:auto-text-indent="false" style:shadow="none"/>
      <style:text-properties style:font-name="Arial" fo:font-size="10pt" fo:font-style="normal" style:font-size-asian="10pt" style:font-style-asian="normal" style:font-size-complex="10pt" style:font-style-complex="normal"/>
    </style:style>
    <style:style style:name="P19" style:family="paragraph" style:parent-style-name="Standard">
      <style:paragraph-properties fo:margin-left="0cm" fo:margin-right="0cm" fo:margin-top="0.101cm" fo:margin-bottom="0.101cm" fo:text-align="justify" style:justify-single-word="false" fo:text-indent="0cm" style:auto-text-indent="false" style:shadow="none"/>
      <style:text-properties style:font-name="Arial" fo:font-size="10pt" fo:font-style="normal" fo:font-weight="normal" style:font-size-asian="10pt" style:font-style-asian="normal" style:font-weight-asian="normal" style:font-name-complex="Arial" style:font-size-complex="10pt" style:font-style-complex="normal" style:font-weight-complex="normal"/>
    </style:style>
    <style:style style:name="P20" style:family="paragraph" style:parent-style-name="Normal_20__28_Web_29_">
      <style:paragraph-properties fo:margin-top="0.101cm" fo:margin-bottom="0.101cm" style:shadow="none"/>
      <style:text-properties style:font-name="Arial" fo:font-size="12pt" fo:font-weight="bold" style:font-size-asian="12pt" style:font-weight-asian="bold" style:font-name-complex="Arial" style:font-size-complex="12pt" style:font-weight-complex="bold"/>
    </style:style>
    <style:style style:name="P21" style:family="paragraph" style:parent-style-name="Normal_20__28_Web_29_" style:list-style-name="WW8Num24">
      <style:paragraph-properties fo:margin-top="0.101cm" fo:margin-bottom="0.101cm" style:shadow="none"/>
      <style:text-properties style:font-name="Arial" fo:font-size="10pt" fo:font-style="italic" style:font-size-asian="10pt" style:font-style-asian="italic" style:font-name-complex="Arial" style:font-size-complex="10pt"/>
    </style:style>
    <style:style style:name="P22" style:family="paragraph" style:parent-style-name="Normal_20__28_Web_29_">
      <style:paragraph-properties fo:margin-left="0cm" fo:margin-right="0cm" fo:margin-top="0.101cm" fo:margin-bottom="0.101cm" fo:text-align="justify" style:justify-single-word="false" fo:text-indent="0cm" style:auto-text-indent="false" style:shadow="none"/>
      <style:text-properties style:font-name="Arial" fo:font-size="12pt" fo:font-style="normal" fo:font-weight="bold" style:font-size-asian="12pt" style:font-style-asian="normal" style:font-weight-asian="bold" style:font-name-complex="Arial" style:font-size-complex="12pt" style:font-style-complex="normal" style:font-weight-complex="bold"/>
    </style:style>
    <style:style style:name="P23" style:family="paragraph">
      <style:paragraph-properties fo:text-align="center"/>
    </style:style>
    <style:style style:name="P24" style:family="paragraph">
      <style:paragraph-properties fo:text-align="center"/>
      <style:text-properties style:font-name="Trebuchet MS" fo:font-size="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style:font-weight-asian="normal" style:font-name-complex="Arial" style:font-weight-complex="normal"/>
    </style:style>
    <style:style style:name="T6" style:family="text">
      <style:text-properties style:font-weight-asian="normal"/>
    </style:style>
    <style:style style:name="T7" style:family="text">
      <style:text-properties style:font-name-complex="Arial"/>
    </style:style>
    <style:style style:name="T8" style:family="text">
      <style:text-properties style:font-weight-complex="normal"/>
    </style:style>
    <style:style style:name="T9" style:family="text">
      <style:text-properties style:font-name="Trebuchet MS" fo:font-size="9pt"/>
    </style:style>
    <style:style style:name="T10" style:family="text">
      <style:text-properties style:font-name="Trebuchet MS" fo:font-size="7pt" style:font-size-asian="7pt" style:font-size-complex="7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consecutive-numbering="true">
      <text:list-level-style-number text:level="1" style:num-suffix="." style:num-format="1">
        <style:list-level-properties text:min-label-width="0.635cm"/>
      </text:list-level-style-number>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vg:stroke-width="0.049cm"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draw:marker-start-width="0.42cm" draw:marker-end-width="0.42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draw:marker-start-width="0.42cm" draw:marker-end-width="0.42cm"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draw:marker-start-width="0.42cm" draw:marker-end-width="0.42cm" draw:fill-color="#ffffff"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draw:marker-start-width="0.42cm" draw:marker-end-width="0.42cm" draw:fill-color="#ffffff"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draw:marker-start="Circle" draw:marker-start-width="0.25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width="0.049cm" draw:marker-start-width="0.42cm" draw:marker-end-width="0.42cm" draw:fill="none" draw:fill-color="#ffffff"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º DAW / BD</text:p>
      <text:p text:style-name="P12">Algunos ejercicios de normalización de bases de datos</text:p>
      <text:p text:style-name="Standard"/>
      <text:p text:style-name="P7">Ejercicio 1</text:p>
      <text:p text:style-name="P4">En una tienda han estado usando desde hace años una base de datos construida por el hijo del dueño, un chaval espabilado pero sin idea alguna de diseño de bases de datos. Así que estaban guardando toda la información sobre las ventas en una sola tabla con esta estructura:</text:p>
      <text:p text:style-name="P13">VENTAS (<text:span text:style-name="T2">num_factura#</text:span>, cod_cliente, nombre, ape1, ape2, nombre_producto1, precio_producto1, nombre_producto2, precio_producto2, nombre_producto3, precio_producto3, fecha_venta, precio_total_venta)</text:p>
      <text:p text:style-name="P4">Normaliza la tabla a 1NF, 2NF, 3NF y BCNF.</text:p>
      <text:p text:style-name="P4"/>
      <text:p text:style-name="P7">Ejercicio 2</text:p>
      <text:p text:style-name="P5">Dibuja los diagramas de dependencias y normaliza las siguientes tablas hasta 3NF y BCNF, anotando cualquier suposición adicional que necesites hacer:</text:p>
      <text:list xml:id="list1469076852" text:style-name="WW8Num4">
        <text:list-item>
          <text:p text:style-name="P15">En una biblioteca: </text:p>
        </text:list-item>
      </text:list>
      <text:p text:style-name="P11">PRÉSTAMOS (cod_libro#, cod_socio, nombre_socio, fecha_préstamo, editorial, num_págs)</text:p>
      <text:list xml:id="list1986957004" text:continue-numbering="true" text:style-name="WW8Num4">
        <text:list-item>
          <text:p text:style-name="P15">En un banco (suponiendo que cada cuenta sólo puede tener una tarjeta asociada):<text:span text:style-name="T1"> </text:span></text:p>
        </text:list-item>
      </text:list>
      <text:p text:style-name="P11">CUENTAS (num_cuenta#, cod_cliente, num_tarjeta, saldo_cuenta, saldo_tarjeta, nombre_cliente, dirección_cliente)</text:p>
      <text:p text:style-name="P11"/>
      <text:p text:style-name="P9">Ejercicio 3</text:p>
      <text:p text:style-name="P5">Dada la siguiente tabla:</text:p>
      <text:p text:style-name="P14">CARRERAS(cod_jinete#, cod_caballo#, nombre_jinete, nombre_caballo, fecha_carrera, cod_hipódromo, nombre_hipódromo, posición_final)</text:p>
      <text:p text:style-name="P5">... donde se supone que un jinete puede montar a varios caballos, pero cada caballo es montado siempre por el mismo jinete, se pide:</text:p>
      <text:list xml:id="list1777514600" text:style-name="L1">
        <text:list-item>
          <text:p text:style-name="P16">Demostrar que la tabla NO está en BCNF y pasarla a BCNF.</text:p>
        </text:list-item>
        <text:list-item>
          <text:p text:style-name="P16">Tomando de nuevo la tabla CARRERAS original, demostrar que NO está en 2NF y pasarla a 2NF.</text:p>
        </text:list-item>
        <text:list-item>
          <text:p text:style-name="P16">Con las tablas resultantes del apartado b), comprobar si están en 3NF y, en caso de no estarlo, pasarlas a 3NF.</text:p>
        </text:list-item>
      </text:list>
      <text:p text:style-name="P5"/>
      <text:p text:style-name="P9">Ejercicio 4</text:p>
      <text:p text:style-name="P5">En una academia de idiomas están usando el siguiente fichero para almacenar la información de los profesores, los cursos de idiomas y los libros:</text:p>
      <table:table table:name="Tabla1" table:style-name="Tabla1">
        <table:table-column table:style-name="Tabla1.A" table:number-columns-repeated="6"/>
        <table:table-column table:style-name="Tabla1.G"/>
        <table:table-row>
          <table:table-cell table:style-name="Tabla1.A1" office:value-type="string">
            <text:p text:style-name="P2">Idioma</text:p>
          </table:table-cell>
          <table:table-cell table:style-name="Tabla1.A1" office:value-type="string">
            <text:p text:style-name="P2">Profesor</text:p>
          </table:table-cell>
          <table:table-cell table:style-name="Tabla1.A1" office:value-type="string">
            <text:p text:style-name="P2">Libro</text:p>
          </table:table-cell>
          <table:table-cell table:style-name="Tabla1.A1" office:value-type="string">
            <text:p text:style-name="P2">Aula</text:p>
          </table:table-cell>
          <table:table-cell table:style-name="Tabla1.A1" office:value-type="string">
            <text:p text:style-name="P2">Editorial</text:p>
          </table:table-cell>
          <table:table-cell table:style-name="Tabla1.A1" office:value-type="string">
            <text:p text:style-name="P2">Ciudad</text:p>
          </table:table-cell>
          <table:table-cell table:style-name="Tabla1.G1" office:value-type="string">
            <text:p text:style-name="P2">Teléfono_edit</text:p>
          </table:table-cell>
        </table:table-row>
        <table:table-row>
          <table:table-cell table:style-name="Tabla1.A2" office:value-type="string">
            <text:p text:style-name="P2">Inglés</text:p>
          </table:table-cell>
          <table:table-cell table:style-name="Tabla1.A2" office:value-type="string">
            <text:p text:style-name="P2">Luis Pérez</text:p>
          </table:table-cell>
          <table:table-cell table:style-name="Tabla1.A2" office:value-type="string">
            <text:p text:style-name="P2">A</text:p>
          </table:table-cell>
          <table:table-cell table:style-name="Tabla1.A2" office:value-type="string">
            <text:p text:style-name="P2">1</text:p>
          </table:table-cell>
          <table:table-cell table:style-name="Tabla1.A2" office:value-type="string">
            <text:p text:style-name="P2">Everest</text:p>
          </table:table-cell>
          <table:table-cell table:style-name="Tabla1.A2" office:value-type="string">
            <text:p text:style-name="P2">León</text:p>
          </table:table-cell>
          <table:table-cell table:style-name="Tabla1.G2" office:value-type="string">
            <text:p text:style-name="P2">9839483</text:p>
          </table:table-cell>
        </table:table-row>
        <table:table-row>
          <table:table-cell table:style-name="Tabla1.A2" office:value-type="string">
            <text:p text:style-name="P2">Inglés</text:p>
          </table:table-cell>
          <table:table-cell table:style-name="Tabla1.A2" office:value-type="string">
            <text:p text:style-name="P2">Luis Pérez</text:p>
          </table:table-cell>
          <table:table-cell table:style-name="Tabla1.A2" office:value-type="string">
            <text:p text:style-name="P2">A</text:p>
          </table:table-cell>
          <table:table-cell table:style-name="Tabla1.A2" office:value-type="string">
            <text:p text:style-name="P2">2</text:p>
          </table:table-cell>
          <table:table-cell table:style-name="Tabla1.A2" office:value-type="string">
            <text:p text:style-name="P2">Everest</text:p>
          </table:table-cell>
          <table:table-cell table:style-name="Tabla1.A2" office:value-type="string">
            <text:p text:style-name="P2">León</text:p>
          </table:table-cell>
          <table:table-cell table:style-name="Tabla1.G2" office:value-type="string">
            <text:p text:style-name="P2">9839483</text:p>
          </table:table-cell>
        </table:table-row>
        <table:table-row>
          <table:table-cell table:style-name="Tabla1.A2" office:value-type="string">
            <text:p text:style-name="P2">Inglés</text:p>
          </table:table-cell>
          <table:table-cell table:style-name="Tabla1.A2" office:value-type="string">
            <text:p text:style-name="P2">María Rubio</text:p>
          </table:table-cell>
          <table:table-cell table:style-name="Tabla1.A2" office:value-type="string">
            <text:p text:style-name="P2">B</text:p>
          </table:table-cell>
          <table:table-cell table:style-name="Tabla1.A2" office:value-type="string">
            <text:p text:style-name="P2">3</text:p>
          </table:table-cell>
          <table:table-cell table:style-name="Tabla1.A2" office:value-type="string">
            <text:p text:style-name="P2">Oxford</text:p>
          </table:table-cell>
          <table:table-cell table:style-name="Tabla1.A2" office:value-type="string">
            <text:p text:style-name="P2">Madrid</text:p>
          </table:table-cell>
          <table:table-cell table:style-name="Tabla1.G2" office:value-type="string">
            <text:p text:style-name="P2">912992</text:p>
          </table:table-cell>
        </table:table-row>
        <table:table-row>
          <table:table-cell table:style-name="Tabla1.A2" office:value-type="string">
            <text:p text:style-name="P2">Inglés</text:p>
          </table:table-cell>
          <table:table-cell table:style-name="Tabla1.A2" office:value-type="string">
            <text:p text:style-name="P2">María Rubio</text:p>
          </table:table-cell>
          <table:table-cell table:style-name="Tabla1.A2" office:value-type="string">
            <text:p text:style-name="P2">B</text:p>
          </table:table-cell>
          <table:table-cell table:style-name="Tabla1.A2" office:value-type="string">
            <text:p text:style-name="P2">2</text:p>
          </table:table-cell>
          <table:table-cell table:style-name="Tabla1.A2" office:value-type="string">
            <text:p text:style-name="P2">Oxford</text:p>
          </table:table-cell>
          <table:table-cell table:style-name="Tabla1.A2" office:value-type="string">
            <text:p text:style-name="P2">Madrid</text:p>
          </table:table-cell>
          <table:table-cell table:style-name="Tabla1.G2" office:value-type="string">
            <text:p text:style-name="P2">912992</text:p>
          </table:table-cell>
        </table:table-row>
        <table:table-row>
          <table:table-cell table:style-name="Tabla1.A2" office:value-type="string">
            <text:p text:style-name="P2">Inglés</text:p>
          </table:table-cell>
          <table:table-cell table:style-name="Tabla1.A2" office:value-type="string">
            <text:p text:style-name="P2">María Rubio</text:p>
          </table:table-cell>
          <table:table-cell table:style-name="Tabla1.A2" office:value-type="string">
            <text:p text:style-name="P2">B</text:p>
          </table:table-cell>
          <table:table-cell table:style-name="Tabla1.A2" office:value-type="string">
            <text:p text:style-name="P2">5</text:p>
          </table:table-cell>
          <table:table-cell table:style-name="Tabla1.A2" office:value-type="string">
            <text:p text:style-name="P2">Oxford</text:p>
          </table:table-cell>
          <table:table-cell table:style-name="Tabla1.A2" office:value-type="string">
            <text:p text:style-name="P2">Madrid</text:p>
          </table:table-cell>
          <table:table-cell table:style-name="Tabla1.G2" office:value-type="string">
            <text:p text:style-name="P2">912992</text:p>
          </table:table-cell>
        </table:table-row>
        <table:table-row>
          <table:table-cell table:style-name="Tabla1.A2" office:value-type="string">
            <text:p text:style-name="P2">Francés</text:p>
          </table:table-cell>
          <table:table-cell table:style-name="Tabla1.A2" office:value-type="string">
            <text:p text:style-name="P2">Antonio Martínez</text:p>
          </table:table-cell>
          <table:table-cell table:style-name="Tabla1.A2" office:value-type="string">
            <text:p text:style-name="P2">C</text:p>
          </table:table-cell>
          <table:table-cell table:style-name="Tabla1.A2" office:value-type="string">
            <text:p text:style-name="P2">4</text:p>
          </table:table-cell>
          <table:table-cell table:style-name="Tabla1.A2" office:value-type="string">
            <text:p text:style-name="P2">Anaya</text:p>
          </table:table-cell>
          <table:table-cell table:style-name="Tabla1.A2" office:value-type="string">
            <text:p text:style-name="P2">Madrid</text:p>
          </table:table-cell>
          <table:table-cell table:style-name="Tabla1.G2" office:value-type="string">
            <text:p text:style-name="P2">913099</text:p>
          </table:table-cell>
        </table:table-row>
        <table:table-row>
          <table:table-cell table:style-name="Tabla1.A2" office:value-type="string">
            <text:p text:style-name="P2">...etc...</text:p>
          </table:table-cell>
          <table:table-cell table:style-name="Tabla1.A2" office:value-type="string">
            <text:p text:style-name="P2">...</text:p>
          </table:table-cell>
          <table:table-cell table:style-name="Tabla1.A2" office:value-type="string">
            <text:p text:style-name="P2">...</text:p>
          </table:table-cell>
          <table:table-cell table:style-name="Tabla1.A2" office:value-type="string">
            <text:p text:style-name="P2">...</text:p>
          </table:table-cell>
          <table:table-cell table:style-name="Tabla1.A2" office:value-type="string">
            <text:p text:style-name="P2">...</text:p>
          </table:table-cell>
          <table:table-cell table:style-name="Tabla1.A2" office:value-type="string">
            <text:p text:style-name="P2">...</text:p>
          </table:table-cell>
          <table:table-cell table:style-name="Tabla1.G2" office:value-type="string">
            <text:p text:style-name="P2">...</text:p>
          </table:table-cell>
        </table:table-row>
      </table:table>
      <text:p text:style-name="P5"/>
      <text:p text:style-name="P5">Normaliza la base de datos a 3NF y BCNF.</text:p>
      <text:p text:style-name="P5"><text:soft-page-break/></text:p>
      <text:p text:style-name="P20">Ejercicio 5</text:p>
      <text:p text:style-name="P3">Dado el siguiente modelo de datos de un sistema para la gestión de los autobuses urbanos de una ciudad, se pide hacer el paso a tablas relacionales, normalizando éstas hasta BCNF.</text:p>
      <text:p text:style-name="P6"><draw:frame draw:style-name="fr1" draw:name="gráficos9" text:anchor-type="as-char" svg:width="14.146cm" svg:height="9.689cm" draw:z-index="1"><draw:image xlink:href="Pictures/2000027100003F3D00002B43219B3C9C.wmf" xlink:type="simple" xlink:show="embed" xlink:actuate="onLoad"/></draw:frame></text:p>
      <text:p text:style-name="P22"/>
      <text:p text:style-name="P22">Ejercicio 6</text:p>
      <text:list xml:id="list940428569" text:style-name="L2">
        <text:list-header>
          <text:p text:style-name="P18"><text:span text:style-name="T4">Supón que la red de bibliotecas públicas de Andalucía tuviera </text:span>una base de datos cuyo análisis correspondiera al Diagrama Entidad-Relación que hay más abajo.</text:p>
          <text:p text:style-name="P18"><text:span text:style-name="T5">Pásalo a tablas y normalízalo hasta BCNF. </text:span><text:span text:style-name="T5">Demuestra que las tablas finales están en BCNF.</text:span></text:p>
        </text:list-header>
      </text:list>
      <text:p text:style-name="P8"><draw:rect text:anchor-type="paragraph" draw:z-index="4" draw:style-name="gr4" draw:text-style-name="P24" svg:width="2.647cm" svg:height="0.817cm" svg:x="1.916cm" svg:y="0.432cm"><text:p text:style-name="P23"><text:span text:style-name="T9">LIBROS</text:span></text:p></draw:rect><draw:rect text:anchor-type="paragraph" draw:z-index="6" draw:style-name="gr4" draw:text-style-name="P24" svg:width="2.647cm" svg:height="0.817cm" svg:x="14.131cm" svg:y="0.217cm"><text:p text:style-name="P23"><text:span text:style-name="T9">BIBLIOTECAS</text:span></text:p></draw:rect><draw:rect text:anchor-type="paragraph" draw:z-index="27" draw:style-name="gr8" draw:text-style-name="P24" svg:width="2.647cm" svg:height="0.817cm" svg:x="9.809cm" svg:y="0.261cm"><text:p text:style-name="P23"><text:span text:style-name="T9">cantidad</text:span></text:p></draw:rect></text:p>
      <text:p text:style-name="P8"><draw:custom-shape text:anchor-type="paragraph" draw:z-index="21" draw:style-name="gr5" draw:text-style-name="P24" svg:width="2.315cm" svg:height="1.897cm" svg:x="8.156cm" svg:y="0.34cm"><text:p text:style-name="P23"><text:span text:style-name="T9">están en</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26" draw:style-name="gr7" draw:text-style-name="P23" svg:x1="10.294cm" svg:y1="0.34cm" svg:x2="9.918cm" svg:y2="0.837cm"><text:p/></draw:line></text:p>
      <text:p text:style-name="P8"><draw:rect text:anchor-type="paragraph" draw:z-index="5" draw:style-name="gr4" draw:text-style-name="P24" svg:width="2.647cm" svg:height="2.292cm" svg:x="1.916cm" svg:y="0.067cm"><text:p text:style-name="P23"><text:span text:style-name="T9">#cod_libro</text:span></text:p><text:p text:style-name="P23"><text:span text:style-name="T9">título</text:span></text:p><text:p text:style-name="P23"><text:span text:style-name="T9">título_original</text:span></text:p><text:p text:style-name="P23"><text:span text:style-name="T9">sinopsis</text:span></text:p><text:p text:style-name="P23"><text:span text:style-name="T9">num_páginas</text:span></text:p></draw:rect><draw:rect text:anchor-type="paragraph" draw:z-index="7" draw:style-name="gr4" draw:text-style-name="P24" svg:width="2.647cm" svg:height="2.036cm" svg:x="14.131cm" svg:y="-0.148cm"><text:p text:style-name="P23"><text:span text:style-name="T9">#cod_bibliot</text:span></text:p><text:p text:style-name="P23"><text:span text:style-name="T9">ciudad</text:span></text:p><text:p text:style-name="P23"><text:span text:style-name="T9">provincia</text:span></text:p><text:p text:style-name="P23"><text:span text:style-name="T9">dirección</text:span></text:p><text:p text:style-name="P23"><text:span text:style-name="T9">teléfono</text:span></text:p></draw:rect><draw:rect text:anchor-type="paragraph" draw:z-index="28" draw:style-name="gr8" draw:text-style-name="P24" svg:width="1.28cm" svg:height="0.817cm" svg:x="4.561cm" svg:y="-0.097cm"><text:p text:style-name="P23"><text:span text:style-name="T9">(1,N)</text:span></text:p></draw:rect><draw:rect text:anchor-type="paragraph" draw:z-index="29" draw:style-name="gr8" draw:text-style-name="P24" svg:width="1.28cm" svg:height="0.817cm" svg:x="12.852cm" svg:y="-0.097cm"><text:p text:style-name="P23"><text:span text:style-name="T9">(0,N)</text:span></text:p></draw:rect></text:p>
      <text:p text:style-name="P8"><draw:line text:anchor-type="paragraph" draw:z-index="16" draw:style-name="gr1" draw:text-style-name="P23" svg:x1="4.561cm" svg:y1="0.129cm" svg:x2="14.13cm" svg:y2="0.129cm"><text:p/></draw:line></text:p>
      <text:p text:style-name="P8"/>
      <text:p text:style-name="P8"><draw:rect text:anchor-type="paragraph" draw:z-index="31" draw:style-name="gr8" draw:text-style-name="P24" svg:width="1.28cm" svg:height="0.817cm" svg:x="15.498cm" svg:y="0.115cm"><text:p text:style-name="P23"><text:span text:style-name="T9">(1,N)</text:span></text:p></draw:rect><draw:line text:anchor-type="paragraph" draw:z-index="0" draw:style-name="gr1" draw:text-style-name="P23" svg:x1="15.296cm" svg:y1="-0.072cm" svg:x2="15.351cm" svg:y2="5.795cm"><text:p/></draw:line></text:p>
      <text:p text:style-name="P8"><draw:ellipse text:anchor-type="paragraph" draw:z-index="2" draw:style-name="gr2" draw:text-style-name="P23" svg:width="5.359cm" svg:height="1.324cm" svg:x="0.526cm" svg:y="0.383cm"><text:p/></draw:ellipse><draw:rect text:anchor-type="paragraph" draw:z-index="3" draw:style-name="gr3" draw:text-style-name="P23" svg:width="6.351cm" svg:height="1.19cm" svg:x="0.196cm" svg:y="0.208cm"><text:p/></draw:rect><draw:line text:anchor-type="paragraph" draw:z-index="17" draw:style-name="gr1" draw:text-style-name="P23" svg:x1="3.127cm" svg:y1="-0.016cm" svg:x2="3.127cm" svg:y2="0.935cm"><text:p/></draw:line><draw:custom-shape text:anchor-type="paragraph" draw:z-index="23" draw:style-name="gr5" draw:text-style-name="P24" svg:width="2.491cm" svg:height="1.467cm" svg:x="14.065cm" svg:y="0.235cm"><text:p text:style-name="P23"><text:span text:style-name="T9">préstamos</text:spa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37" draw:style-name="gr7" draw:text-style-name="P23" svg:x1="13.88cm" svg:y1="0.344cm" svg:x2="14.697cm" svg:y2="0.605cm"><text:p/></draw:line><draw:rect text:anchor-type="paragraph" draw:z-index="38" draw:style-name="gr8" draw:text-style-name="P24" svg:width="2.647cm" svg:height="0.817cm" svg:x="11.419cm" svg:y="-0.049cm"><text:p text:style-name="P23"><text:span text:style-name="T9">fecha_prést</text:span></text:p></draw:rect></text:p>
      <text:p text:style-name="P8"><draw:line text:anchor-type="paragraph" draw:z-index="18" draw:style-name="gr1" draw:text-style-name="P23" svg:x1="3.127cm" svg:y1="0.344cm" svg:x2="5.108cm" svg:y2="1.355cm"><text:p/></draw:line><draw:line text:anchor-type="paragraph" draw:z-index="19" draw:style-name="gr1" draw:text-style-name="P23" svg:x1="3.127cm" svg:y1="0.344cm" svg:x2="1.099cm" svg:y2="1.346cm"><text:p/></draw:line><draw:line text:anchor-type="paragraph" draw:z-index="22" draw:style-name="gr1" draw:text-style-name="P23" svg:x1="6.237cm" svg:y1="1.621cm" svg:x2="15.298cm" svg:y2="0.347cm"><text:p/></draw:line><draw:custom-shape text:anchor-type="paragraph" draw:z-index="25" draw:style-name="gr6" draw:text-style-name="P23" svg:width="1.876cm" svg:height="0.53cm" svg:x="2.201cm" svg:y="0.145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35" draw:style-name="gr7" draw:text-style-name="P23" svg:x1="4.473cm" svg:y1="0.344cm" svg:x2="3.679cm" svg:y2="0.344cm"><text:p/></draw:line><draw:rect text:anchor-type="paragraph" draw:z-index="36" draw:style-name="gr8" draw:text-style-name="P24" svg:width="2.647cm" svg:height="0.817cm" svg:x="3.657cm" svg:y="-0.026cm"><text:p text:style-name="P23"><text:span text:style-name="T9">tipo</text:span></text:p></draw:rect></text:p>
      <text:p text:style-name="P8"><draw:rect text:anchor-type="paragraph" draw:z-index="30" draw:style-name="gr8" draw:text-style-name="P24" svg:width="1.28cm" svg:height="0.817cm" svg:x="6.302cm" svg:y="0.215cm"><text:p text:style-name="P23"><text:span text:style-name="T9">(1,N)</text:span></text:p></draw:rect></text:p>
      <text:p text:style-name="P8"><draw:rect text:anchor-type="paragraph" draw:z-index="10" draw:style-name="gr4" draw:text-style-name="P24" svg:width="2.647cm" svg:height="0.817cm" svg:x="-0.002cm" svg:y="0.196cm"><text:p text:style-name="P23"><text:span text:style-name="T9">NO PRESTABLES</text:span></text:p></draw:rect><draw:rect text:anchor-type="paragraph" draw:z-index="11" draw:style-name="gr4" draw:text-style-name="P24" svg:width="2.647cm" svg:height="0.817cm" svg:x="3.591cm" svg:y="0.205cm"><text:p text:style-name="P23"><text:span text:style-name="T9">PRESTABLES</text:span></text:p></draw:rect><draw:rect text:anchor-type="paragraph" draw:z-index="14" draw:style-name="gr4" draw:text-style-name="P24" svg:width="2.647cm" svg:height="0.817cm" svg:x="10.229cm" svg:y="0.243cm"><text:p text:style-name="P23"><text:span text:style-name="T9">DESPERFECTOS</text:span></text:p></draw:rect><draw:rect text:anchor-type="paragraph" draw:z-index="32" draw:style-name="gr8" draw:text-style-name="P24" svg:width="1.28cm" svg:height="0.817cm" svg:x="15.453cm" svg:y="-0.145cm"><text:p text:style-name="P23"><text:span text:style-name="T9">(1,N)</text:span></text:p></draw:rect><text:tab/></text:p>
      <text:p text:style-name="P8"><draw:rect text:anchor-type="paragraph" draw:z-index="8" draw:style-name="gr4" draw:text-style-name="P24" svg:width="2.647cm" svg:height="0.817cm" svg:x="14.086cm" svg:y="0.081cm"><text:p text:style-name="P23"><text:span text:style-name="T9">SOCIOS</text:span></text:p></draw:rect><draw:rect text:anchor-type="paragraph" draw:z-index="13" draw:style-name="gr4" draw:text-style-name="P24" svg:width="2.647cm" svg:height="1.05cm" svg:x="3.591cm" svg:y="0.415cm"><text:p text:style-name="P23"><text:span text:style-name="T9">días_máx_prést</text:span></text:p><text:p text:style-name="P23"><text:span text:style-name="T9">prestado </text:span><text:span text:style-name="T10">(sí/no)</text:span></text:p></draw:rect><draw:custom-shape text:anchor-type="paragraph" draw:z-index="24" draw:style-name="gr5" draw:text-style-name="P24" svg:width="2.315cm" svg:height="1.897cm" svg:x="7.186cm" svg:y="0.155cm"><text:p text:style-name="P23"><text:span text:style-name="T9">tienen</text:span></text:p><draw:enhanced-geometry svg:viewBox="0 0 21600 21600" draw:glue-points="10800 0 0 10800 10800 21600 21600 10800" draw:text-areas="5400 5400 16200 16200" draw:type="diamond" draw:enhanced-path="M 10800 0 L 21600 10800 10800 21600 0 10800 10800 0 Z N"/></draw:custom-shape><draw:rect text:anchor-type="paragraph" draw:z-index="33" draw:style-name="gr8" draw:text-style-name="P24" svg:width="1.28cm" svg:height="0.817cm" svg:x="6.237cm" svg:y="0.312cm"><text:p text:style-name="P23"><text:span text:style-name="T9">(0,N)</text:span></text:p></draw:rect><draw:rect text:anchor-type="paragraph" draw:z-index="34" draw:style-name="gr8" draw:text-style-name="P24" svg:width="1.28cm" svg:height="0.817cm" svg:x="9.126cm" svg:y="0.312cm"><text:p text:style-name="P23"><text:span text:style-name="T9">(0,1)</text:span></text:p></draw:rect></text:p>
      <text:p text:style-name="P8"><draw:rect text:anchor-type="paragraph" draw:z-index="9" draw:style-name="gr4" draw:text-style-name="P24" svg:width="2.647cm" svg:height="2.349cm" svg:x="14.086cm" svg:y="0.307cm"><text:p text:style-name="P23"><text:span text:style-name="T9">#num_socio</text:span></text:p><text:p text:style-name="P23"><text:span text:style-name="T9">nombre</text:span></text:p><text:p text:style-name="P23"><text:span text:style-name="T9">apellidos</text:span></text:p><text:p text:style-name="P23"><text:span text:style-name="T9">domicilio</text:span></text:p><text:p text:style-name="P23"><text:span text:style-name="T9">ciudad</text:span></text:p><text:p text:style-name="P23"><text:span text:style-name="T9">provincia</text:span></text:p></draw:rect><draw:rect text:anchor-type="paragraph" draw:z-index="12" draw:style-name="gr4" draw:text-style-name="P24" svg:width="2.647cm" svg:height="1.017cm" svg:x="-0.002cm" svg:y="-0.169cm"><text:p text:style-name="P23"><text:span text:style-name="T9">motivo</text:span></text:p></draw:rect><draw:rect text:anchor-type="paragraph" draw:z-index="15" draw:style-name="gr4" draw:text-style-name="P24" svg:width="2.647cm" svg:height="1.608cm" svg:x="10.229cm" svg:y="-0.122cm"><text:p text:style-name="P23"><text:span text:style-name="T9">#cod_desperf</text:span></text:p><text:p text:style-name="P23"><text:span text:style-name="T9">descripción</text:span></text:p><text:p text:style-name="P23"><text:span text:style-name="T9">fecha_desperf</text:span></text:p></draw:rect></text:p>
      <text:p text:style-name="P8"><draw:line text:anchor-type="paragraph" draw:z-index="20" draw:style-name="gr1" draw:text-style-name="P23" svg:x1="6.237cm" svg:y1="-0.053cm" svg:x2="10.229cm" svg:y2="-0.053cm"><text:p/></draw:line></text:p>
      <text:p text:style-name="P8"/>
      <text:p text:style-name="P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21cm" fo:hyphenation-ladder-count="no-limit"/>
      <style:text-propertie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fo:font-family="'Courier New'" style:font-family-generic="modern" style:font-pitch="fixed"/>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2" style:num-suffix="." text:bullet-char="">
        <style:list-level-properties text:space-before="4.445cm" text:min-label-width="0.635cm"/>
        <style:text-properties style:font-name="Wingdings"/>
      </text:list-level-style-bullet>
      <text:list-level-style-bullet text:level="5" text:style-name="WW8Num24z2" style:num-suffix="." text:bullet-char="">
        <style:list-level-properties text:space-before="5.715cm" text:min-label-width="0.635cm"/>
        <style:text-properties style:font-name="Wingdings"/>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2" style:num-suffix="." text:bullet-char="">
        <style:list-level-properties text:space-before="8.255cm" text:min-label-width="0.635cm"/>
        <style:text-properties style:font-name="Wingdings"/>
      </text:list-level-style-bullet>
      <text:list-level-style-bullet text:level="8" text:style-name="WW8Num24z2" style:num-suffix="." text:bullet-char="">
        <style:list-level-properties text:space-before="9.525cm" text:min-label-width="0.635cm"/>
        <style:text-properties style:font-name="Wingdings"/>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7pt" style:font-size-asian="7pt" style:font-size-complex="7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Ejercicios de normalización<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Alfredo</meta:initial-creator>
    <meta:creation-date>2008-12-16T07:15:27</meta:creation-date>
    <dc:creator>alfredo </dc:creator>
    <dc:date>2011-10-24T06:45:12</dc:date>
    <meta:editing-cycles>4</meta:editing-cycles>
    <meta:editing-duration>PT00H25M07S</meta:editing-duration>
    <meta:document-statistic meta:table-count="1" meta:image-count="1" meta:object-count="0" meta:page-count="2" meta:paragraph-count="86" meta:word-count="408" meta:character-count="2579"/>
    <meta:user-defined meta:name="Información 1"/>
    <meta:user-defined meta:name="Información 2"/>
    <meta:user-defined meta:name="Información 3"/>
    <meta:user-defined meta:name="Información 4"/>
  </office:meta>
</office:document-meta>
</file>